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1b2680" officeooo:paragraph-rsid="00246a75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keep-together="always"/>
    </style:style>
    <style:style style:name="P5" style:family="paragraph" style:parent-style-name="Text_20_body">
      <style:paragraph-properties fo:keep-together="always"/>
      <style:text-properties officeooo:paragraph-rsid="001993bc"/>
    </style:style>
    <style:style style:name="P6" style:family="paragraph" style:parent-style-name="Text_20_body">
      <style:text-properties officeooo:paragraph-rsid="003f7b35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2a47cd" officeooo:paragraph-rsid="002a47c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30adb4" officeooo:paragraph-rsid="003f7b35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3f7b35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font-weight="bold" officeooo:paragraph-rsid="003eb8ba" style:font-weight-asian="bold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bold" officeooo:rsid="00417bc4" officeooo:paragraph-rsid="00417bc4" style:font-weight-asian="bold" style:font-weight-complex="bold"/>
    </style:style>
    <style:style style:name="P15" style:family="paragraph" style:parent-style-name="Preformatted_20_Text">
      <style:paragraph-properties fo:break-before="page"/>
    </style:style>
    <style:style style:name="P16" style:family="paragraph" style:parent-style-name="Preformatted_20_Text">
      <style:paragraph-properties fo:break-before="page"/>
      <style:text-properties officeooo:paragraph-rsid="0040f190"/>
    </style:style>
    <style:style style:name="P17" style:family="paragraph" style:parent-style-name="Preformatted_20_Text">
      <style:text-properties officeooo:paragraph-rsid="003f7b35"/>
    </style:style>
    <style:style style:name="P18" style:family="paragraph" style:parent-style-name="Preformatted_20_Text">
      <style:text-properties officeooo:paragraph-rsid="0040f190"/>
    </style:style>
    <style:style style:name="P19" style:family="paragraph" style:parent-style-name="Preformatted_20_Text">
      <style:text-properties style:text-underline-style="none"/>
    </style:style>
    <style:style style:name="P20" style:family="paragraph" style:parent-style-name="Preformatted_20_Text">
      <style:text-properties officeooo:paragraph-rsid="00458f9c"/>
    </style:style>
    <style:style style:name="P21" style:family="paragraph" style:parent-style-name="Preformatted_20_Text">
      <style:text-properties style:text-underline-style="solid" style:text-underline-width="auto" style:text-underline-color="font-color" officeooo:paragraph-rsid="00458f9c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3b71c0"/>
    </style:style>
    <style:style style:name="P24" style:family="paragraph" style:parent-style-name="Text_20_body" style:list-style-name="L1">
      <style:text-properties officeooo:paragraph-rsid="003f7b35"/>
    </style:style>
    <style:style style:name="P25" style:family="paragraph" style:parent-style-name="Text_20_body" style:list-style-name="L1">
      <style:text-properties officeooo:rsid="00246a75" officeooo:paragraph-rsid="002a47cd"/>
    </style:style>
    <style:style style:name="P26" style:family="paragraph" style:parent-style-name="Text_20_body" style:list-style-name="L1">
      <style:text-properties officeooo:rsid="0037087d" officeooo:paragraph-rsid="003f7b35"/>
    </style:style>
    <style:style style:name="P27" style:family="paragraph" style:parent-style-name="Text_20_body" style:list-style-name="L1">
      <style:text-properties officeooo:rsid="0030adb4" officeooo:paragraph-rsid="003f7b35"/>
    </style:style>
    <style:style style:name="P28" style:family="paragraph" style:parent-style-name="Text_20_body" style:list-style-name="L1">
      <style:text-properties style:text-underline-style="none" officeooo:rsid="00246a75" officeooo:paragraph-rsid="003f7b35"/>
    </style:style>
    <style:style style:name="P29" style:family="paragraph" style:parent-style-name="Text_20_body" style:list-style-name="L1">
      <style:paragraph-properties fo:break-before="page"/>
    </style:style>
    <style:style style:name="P30" style:family="paragraph" style:parent-style-name="Text_20_body" style:list-style-name="L1">
      <style:paragraph-properties fo:break-before="page"/>
      <style:text-properties officeooo:paragraph-rsid="002313a4"/>
    </style:style>
    <style:style style:name="P31" style:family="paragraph" style:parent-style-name="Text_20_body" style:list-style-name="L1">
      <style:paragraph-properties fo:break-before="page"/>
      <style:text-properties officeooo:paragraph-rsid="001925f2"/>
    </style:style>
    <style:style style:name="P32" style:family="paragraph" style:parent-style-name="Text_20_body" style:list-style-name="L1">
      <style:paragraph-properties fo:break-before="page"/>
      <style:text-properties officeooo:paragraph-rsid="0053249d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25f2" style:font-weight-asian="bold" style:font-weight-complex="bold"/>
    </style:style>
    <style:style style:name="T9" style:family="text">
      <style:text-properties fo:font-weight="bold" officeooo:rsid="001ab760" style:font-weight-asian="bold" style:font-weight-complex="bold"/>
    </style:style>
    <style:style style:name="T10" style:family="text">
      <style:text-properties fo:font-weight="bold" officeooo:rsid="002a47cd" style:font-weight-asian="bold" style:font-weight-complex="bold"/>
    </style:style>
    <style:style style:name="T11" style:family="text">
      <style:text-properties fo:font-weight="bold" officeooo:rsid="0030adb4" style:font-weight-asian="bold" style:font-weight-complex="bold"/>
    </style:style>
    <style:style style:name="T12" style:family="text">
      <style:text-properties fo:font-weight="bold" officeooo:rsid="0033053b" style:font-weight-asian="bold" style:font-weight-complex="bold"/>
    </style:style>
    <style:style style:name="T13" style:family="text">
      <style:text-properties fo:font-weight="bold" officeooo:rsid="002313a4" style:font-weight-asian="bold" style:font-weight-complex="bold"/>
    </style:style>
    <style:style style:name="T14" style:family="text">
      <style:text-properties fo:font-weight="bold" officeooo:rsid="004fe67e" style:font-weight-asian="bold" style:font-weight-complex="bold"/>
    </style:style>
    <style:style style:name="T15" style:family="text">
      <style:text-properties fo:font-weight="bold" officeooo:rsid="00511e0d" style:font-weight-asian="bold" style:font-weight-complex="bold"/>
    </style:style>
    <style:style style:name="T16" style:family="text">
      <style:text-properties officeooo:rsid="001925f2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925f2" style:font-weight-asian="bold" style:font-weight-complex="bold"/>
    </style:style>
    <style:style style:name="T19" style:family="text">
      <style:text-properties style:text-underline-style="none" fo:font-weight="bold" officeooo:rsid="002313a4" style:font-weight-asian="bold" style:font-weight-complex="bold"/>
    </style:style>
    <style:style style:name="T20" style:family="text">
      <style:text-properties style:text-underline-style="none" fo:font-weight="bold" officeooo:rsid="0030adb4" style:font-weight-asian="bold" style:font-weight-complex="bold"/>
    </style:style>
    <style:style style:name="T21" style:family="text">
      <style:text-properties style:text-underline-style="none" fo:font-weight="bold" officeooo:rsid="00246a75" style:font-weight-asian="bold" style:font-weight-complex="bold"/>
    </style:style>
    <style:style style:name="T22" style:family="text">
      <style:text-properties style:text-underline-style="none" fo:font-weight="bold" officeooo:rsid="0033053b" style:font-weight-asian="bold" style:font-weight-complex="bold"/>
    </style:style>
    <style:style style:name="T23" style:family="text">
      <style:text-properties style:text-underline-style="none" fo:font-weight="bold" officeooo:rsid="00511e0d" style:font-weight-asian="bold" style:font-weight-complex="bold"/>
    </style:style>
    <style:style style:name="T24" style:family="text">
      <style:text-properties style:text-underline-style="none" officeooo:rsid="002313a4"/>
    </style:style>
    <style:style style:name="T25" style:family="text">
      <style:text-properties style:text-underline-style="none" officeooo:rsid="00246a75"/>
    </style:style>
    <style:style style:name="T26" style:family="text">
      <style:text-properties style:text-underline-style="none" officeooo:rsid="0033053b"/>
    </style:style>
    <style:style style:name="T27" style:family="text">
      <style:text-properties fo:font-style="normal" style:text-underline-style="none" fo:font-weight="normal" officeooo:rsid="0043ee75" style:font-style-asian="normal" style:font-weight-asian="normal" style:font-style-complex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511e0d" style:font-weight-asian="bold" style:font-weight-complex="bold"/>
    </style:style>
    <style:style style:name="T32" style:family="text">
      <style:text-properties officeooo:rsid="0031742f"/>
    </style:style>
    <style:style style:name="T33" style:family="text">
      <style:text-properties officeooo:rsid="003eb8ba"/>
    </style:style>
    <style:style style:name="T34" style:family="text">
      <style:text-properties officeooo:rsid="002313a4"/>
    </style:style>
    <style:style style:name="T35" style:family="text">
      <style:text-properties officeooo:rsid="003424d5"/>
    </style:style>
    <style:style style:name="T36" style:family="text">
      <style:text-properties officeooo:rsid="0033053b"/>
    </style:style>
    <style:style style:name="T37" style:family="text">
      <style:text-properties officeooo:rsid="0038aa58"/>
    </style:style>
    <style:style style:name="T38" style:family="text">
      <style:text-properties officeooo:rsid="00417bc4"/>
    </style:style>
    <style:style style:name="T39" style:family="text">
      <style:text-properties officeooo:rsid="00458d0f"/>
    </style:style>
    <style:style style:name="T40" style:family="text">
      <style:text-properties officeooo:rsid="0046447d"/>
    </style:style>
    <style:style style:name="T41" style:family="text">
      <style:text-properties officeooo:rsid="004fe67e"/>
    </style:style>
    <style:style style:name="T42" style:family="text">
      <style:text-properties officeooo:rsid="00511e0d"/>
    </style:style>
    <style:style style:name="T43" style:family="text">
      <style:text-properties officeooo:rsid="0052cf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9">Solución taller </text:span>de <text:span text:style-name="T32">S</text:span>hell <text:span text:style-name="T32">S</text:span>cript</text:p>
      <text:list xml:id="list8160990083839068806" text:style-name="L1">
        <text:list-item>
          <text:p text:style-name="P23">Realizar un script llamado '<text:span text:style-name="T7">01-hola-mundo.sh</text:span>' que muestre por pantalla "Hola mundo!".</text:p>
        </text:list-item>
      </text:list>
      <text:p text:style-name="Preformatted_20_Text">#! /bin/bash</text:p>
      <text:p text:style-name="Preformatted_20_Text">echo "Hola mundo!"</text:p>
      <text:list xml:id="list230032753645942" text:continue-numbering="true" text:style-name="L1">
        <text:list-item>
          <text:p text:style-name="P22">Ídem pero que en vez de "mundo" muestre los parámetros introducidos ('<text:span text:style-name="T7">02-hola-parametros.sh</text:span>').</text:p>
        </text:list-item>
      </text:list>
      <text:p text:style-name="Preformatted_20_Text">#! /bin/bash</text:p>
      <text:p text:style-name="Preformatted_20_Text">echo "Hola $@!"</text:p>
      <text:list xml:id="list230032755390782" text:continue-numbering="true" text:style-name="L1">
        <text:list-item>
          <text:p text:style-name="P22">Ídem y que además verifique que al menos hayamos introducido un parámetro ('<text:span text:style-name="T7">03-hola-al-menos-1-parametro.sh</text:span>').</text:p>
        </text:list-item>
      </text:list>
      <text:p text:style-name="Preformatted_20_Text">#! /bin/bash</text:p>
      <text:p text:style-name="Preformatted_20_Text">echo "número de parámetros = $#"</text:p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>echo "Hola $@!"</text:p>
      <text:list xml:id="list230033045849787" text:continue-numbering="true" text:style-name="L1">
        <text:list-item>
          <text:p text:style-name="P22">Ídem y que además separe cada argumento por ", " ('<text:span text:style-name="T7">04-hola-parametros-separados.sh</text:span>').</text:p>
        </text:list-item>
      </text:list>
      <text:p text:style-name="Preformatted_20_Text">#! /bin/bash</text:p>
      <text:p text:style-name="Preformatted_20_Text"/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4"/>
      <text:list xml:id="list230033936284741" text:continue-numbering="true" text:style-name="L1">
        <text:list-item>
          <text:p text:style-name="P29">Ídem y que además en caso de error muestra una ayuda ('<text:span text:style-name="T7">05-hola-con-ayuda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/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test $# -le 0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reformatted_20_Text"/>
      <text:p text:style-name="Preformatted_20_Text">exit 0</text:p>
      <text:p text:style-name="P4"/>
      <text:list xml:id="list230032747854971" text:continue-numbering="true" text:style-name="L1">
        <text:list-item>
          <text:p text:style-name="P29">Ídem y que además verifique que sean usuarios conectados al sistema ('<text:span text:style-name="T7">06-hola-usuario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who | grep $1`</text:p>
      <text:p text:style-name="Preformatted_20_Text"/>
      <text:p text:style-name="Preformatted_20_Text"><text:tab/>if [ -z "$ESTA_CONECTAD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4"/>
      <text:list xml:id="list230032525816840" text:continue-numbering="true" text:style-name="L1">
        <text:list-item>
          <text:p text:style-name="P29">Realizar un script llamado '<text:span text:style-name="T14">07-u</text:span><text:span text:style-name="T7">suarioconectado</text:span>' que retorna un SI si el primer parámetro coincide con algún usuario conectado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OMBRE_USUARIO</text:p>
      <text:p text:style-name="Preformatted_20_Text"/>
      <text:p text:style-name="Preformatted_20_Text">DESCRIPCION</text:p>
      <text:p text:style-name="Preformatted_20_Text"><text:s text:c="3"/>Devuelve:</text:p>
      <text:p text:style-name="Preformatted_20_Text"><text:s text:c="7"/>SI si NOMBRE_USUARIO coincide con algún usuario conectado o</text:p>
      <text:p text:style-name="Preformatted_20_Text"><text:s text:c="7"/>NO si NOMBRE_USUARIO no coincide con ningún usuario conectado</text:p>
      <text:p text:style-name="Preformatted_20_Text"/>
      <text:p text:style-name="Preformatted_20_Text">CÓDIGOS DE RETORNO</text:p>
      <text:p text:style-name="Preformatted_20_Text"><text:tab/>1 Si el número de parámetros es distinto de 1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tab/>echo "El número de parámetros debe de igual a 1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ESTA_CONECTADO=`who | grep $1`</text:p>
      <text:p text:style-name="Preformatted_20_Text"/>
      <text:p text:style-name="Preformatted_20_Text">if [ -z "$ESTA_CONECTADO" ]; then</text:p>
      <text:p text:style-name="Preformatted_20_Text"><text:tab/>echo "NO"</text:p>
      <text:p text:style-name="Preformatted_20_Text">else</text:p>
      <text:p text:style-name="Preformatted_20_Text"><text:tab/>echo "SI"</text:p>
      <text:p text:style-name="Preformatted_20_Text">fi</text:p>
      <text:list xml:id="list230033292408604" text:continue-numbering="true" text:style-name="L1">
        <text:list-item>
          <text:p text:style-name="P22">Modificar el fichero '<text:span text:style-name="T7">.bashrc</text:span>' para modificar el PATH y añadir la carpeta de estos ejercicios. Para ello añade la siguiente linea: <text:span text:style-name="T7">export PATH=$PATH":~/ruta_carpeta_</text:span><text:span text:style-name="T14">taller</text:span><text:span text:style-name="T7">"</text:span></text:p>
        </text:list-item>
      </text:list>
      <text:p text:style-name="Preformatted_20_Text">Con esto ponemos el comando en el PATH <text:span text:style-name="T38">para que pueda ejecutarse desde cualquier sitio</text:span>.</text:p>
      <text:p text:style-name="P4"/>
      <text:list xml:id="list230033888948379" text:continue-numbering="true" text:style-name="L1">
        <text:list-item>
          <text:p text:style-name="P29">Modificar el script '<text:span text:style-name="T7">06-hola-usuario.sh</text:span>' para que llame a 'usuarioconectado' <text:span text:style-name="T41">y renombralo como </text:span>'<text:span text:style-name="T7">09-hola-usuario.sh</text:span>'. 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<text:span text:style-name="T41">07-</text:span>usuario-conectado $1`</text:p>
      <text:p text:style-name="Preformatted_20_Text"/>
      <text:p text:style-name="Preformatted_20_Text"><text:tab/>if [ "$ESTA_CONECTADO" == "N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4"/>
      <text:list xml:id="list230032942447050" text:continue-numbering="true" text:style-name="L1">
        <text:list-item>
          <text:p text:style-name="P30"><text:span text:style-name="T34">Realizar a mano un fichero '</text:span><text:span text:style-name="T14">10-n</text:span><text:span text:style-name="T13">otas.csv</text:span><text:span text:style-name="T34">' con los siguientes datos:</text:span></text:p>
        </text:list-item>
      </text:list>
      <text:p text:style-name="Preformatted_20_Text">Pepito <text:s text:c="5"/>3.1 <text:s text:c="2"/>4.4 <text:s text:c="2"/>5.7 </text:p>
      <text:p text:style-name="Preformatted_20_Text">Fulanito <text:s text:c="3"/>4.2 <text:s text:c="2"/>6.5 <text:s text:c="2"/>8.8 </text:p>
      <text:p text:style-name="Preformatted_20_Text">Menganito <text:s text:c="2"/>5.3 <text:s text:c="2"/>5.6 <text:s text:c="2"/>5.0</text:p>
      <text:list xml:id="list230033729660234" text:continue-numbering="true" text:style-name="L1">
        <text:list-item>
          <text:p text:style-name="P25">Realizar un fichero '<text:span text:style-name="T15">11-n</text:span><text:span text:style-name="T10">otas</text:span><text:span text:style-name="T7">.awk</text:span>' y su correspondiente interfaz '<text:span text:style-name="T31">11-n</text:span><text:span text:style-name="T30">otas</text:span><text:span text:style-name="T29">.sh</text:span>' para que al final obtengamos algo parecido a esto:</text:p>
        </text:list-item>
      </text:list>
      <text:p text:style-name="P7">+------------------------------+-------+------+ </text:p>
      <text:p text:style-name="P7">| NOMBRE <text:s text:c="5"/>EX1 <text:s text:c="2"/>EX2 <text:s text:c="2"/>EX3 <text:s/>| <text:s/>MED <text:s/>| APTO | </text:p>
      <text:p text:style-name="P7">+------------------------------+-------+------+ </text:p>
      <text:p text:style-name="P7">| Pepito <text:s text:c="5"/>3.1 <text:s text:c="2"/>4.4 <text:s text:c="2"/>5.7 <text:s/>| <text:s/>4.4 <text:s/>| <text:s/>NO <text:s/>| </text:p>
      <text:p text:style-name="P7">| Fulanito <text:s text:c="3"/>4.2 <text:s text:c="2"/>6.5 <text:s text:c="2"/>8.8 <text:s/>| <text:s/>6.5 <text:s/>| <text:s/>SI <text:s/>| </text:p>
      <text:p text:style-name="P7">| Menganito <text:s text:c="2"/>5.3 <text:s text:c="2"/>5.6 <text:s text:c="2"/>5.0 <text:s/>| <text:s/>5.3 <text:s/>| <text:s/>SI <text:s/>| </text:p>
      <text:p text:style-name="P7">+------------------------------+-------+------+ </text:p>
      <text:p text:style-name="P7">| TOTAL <text:s text:c="6"/>4.2 <text:s text:c="2"/>5.5 <text:s text:c="2"/>6.5 <text:s/>| <text:s/>5.4 <text:s/>| <text:s text:c="2"/>2 <text:s/>| </text:p>
      <text:p text:style-name="P7">+------------------------------+-------+------+ </text:p>
      <text:p text:style-name="P7"/>
      <text:p text:style-name="P13"><text:span text:style-name="T42">11-n</text:span>otas.<text:span text:style-name="T33">awk</text:span>:</text:p>
      <text:p text:style-name="Preformatted_20_Text"># esto se ejecutará solo una vez al principio</text:p>
      <text:p text:style-name="Preformatted_20_Text">BEGIN {</text:p>
      <text:p text:style-name="Preformatted_20_Text"/>
      <text:p text:style-name="Preformatted_20_Text"><text:s text:c="2"/>print "+---------------------------+-----+------+"</text:p>
      <text:p text:style-name="P17"><text:s text:c="2"/>print "| NOMBRE <text:s text:c="5"/>EX1 <text:s/>EX2 <text:s/>EX3 | MED | APTO |"</text:p>
      <text:p text:style-name="P17"><text:s text:c="2"/>print "+---------------------------+-----+------+"</text:p>
      <text:p text:style-name="Preformatted_20_Text">}</text:p>
      <text:p text:style-name="Preformatted_20_Text"/>
      <text:p text:style-name="Preformatted_20_Text"># esto se ejecutará para cada una de las líneas del fichero</text:p>
      <text:p text:style-name="Preformatted_20_Text">{</text:p>
      <text:p text:style-name="P17"><text:s text:c="2"/>suma2+=$2</text:p>
      <text:p text:style-name="P17"><text:s text:c="2"/>suma3+=$3</text:p>
      <text:p text:style-name="P17"><text:s text:c="2"/>suma4+=$4</text:p>
      <text:p text:style-name="P17"><text:s text:c="2"/>mediaFila=($2+$3+$4)/3</text:p>
      <text:p text:style-name="Preformatted_20_Text"/>
      <text:p text:style-name="P17"><text:s text:c="2"/>apto="NO"</text:p>
      <text:p text:style-name="P17"><text:s text:c="2"/>if ( mediaFila &gt;= 5 ) {</text:p>
      <text:p text:style-name="P17"><text:s text:c="4"/>apto="SI"</text:p>
      <text:p text:style-name="P17"><text:s text:c="4"/>aptos++</text:p>
      <text:p text:style-name="P17"><text:s text:c="2"/>}</text:p>
      <text:p text:style-name="Preformatted_20_Text"><text:tab/></text:p>
      <text:p text:style-name="P17"><text:s text:c="2"/>print "| "$0" | "mediaFila" | <text:s/>"apto" <text:s/>|"</text:p>
      <text:p text:style-name="Preformatted_20_Text">}</text:p>
      <text:p text:style-name="Preformatted_20_Text"/>
      <text:p text:style-name="Preformatted_20_Text"># esto se ejecutará solo una vez al final</text:p>
      <text:p text:style-name="Preformatted_20_Text">END {</text:p>
      <text:p text:style-name="Preformatted_20_Text"><text:s text:c="2"/>media2=suma2/3</text:p>
      <text:p text:style-name="Preformatted_20_Text"><text:s text:c="2"/>media3=suma3/3</text:p>
      <text:p text:style-name="Preformatted_20_Text"><text:s text:c="2"/>media4=suma4/3</text:p>
      <text:p text:style-name="Preformatted_20_Text"><text:s text:c="2"/>media=(media2+media3+media4)/3</text:p>
      <text:p text:style-name="Preformatted_20_Text"><text:s text:c="2"/>print "+---------------------------+-----+------+"</text:p>
      <text:p text:style-name="Preformatted_20_Text"><text:s text:c="2"/>print "| MEDIAS <text:s text:c="5"/>"media2" <text:s/>"media3" <text:s/>"media4" | "media" | <text:s text:c="2"/>"aptos" <text:s/>|"</text:p>
      <text:p text:style-name="Preformatted_20_Text"><text:s text:c="2"/>print "+---------------------------+-----+------+"</text:p>
      <text:p text:style-name="Preformatted_20_Text">}</text:p>
      <text:p text:style-name="P8"/>
      <text:p text:style-name="P12"><text:span text:style-name="T42">11-n</text:span>otas.sh:</text:p>
      <text:p text:style-name="Preformatted_20_Text">awk -f <text:span text:style-name="T42">11-</text:span>notas.awk <text:span text:style-name="T42">10-</text:span>notas.csv</text:p>
      <text:p text:style-name="Standard"/>
      <text:p text:style-name="P2"/>
      <text:list xml:id="list230033974579000" text:continue-numbering="true" text:style-name="L1">
        <text:list-item>
          <text:p text:style-name="P31">Realizar un demonio llamado '<text:span text:style-name="T15">12-a</text:span><text:span text:style-name="T7">lerta</text:span>' <text:span text:style-name="T16">que escriba la fecha cada X segundos en un log llamado '</text:span><text:span text:style-name="T18">~/</text:span><text:span text:style-name="T23">12-</text:span><text:span text:style-name="T8">alerta.log</text:span><text:span text:style-name="T16">'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[SEGUNDOS]</text:p>
      <text:p text:style-name="Preformatted_20_Text">DESCRIPCION</text:p>
      <text:p text:style-name="Preformatted_20_Text"><text:s text:c="4"/>Escribe la fecha cada X segundos en el log '~/<text:span text:style-name="T42">12-</text:span>alerta.log'</text:p>
      <text:p text:style-name="Preformatted_20_Text">CODIGOS DE RETORNO</text:p>
      <text:p text:style-name="Preformatted_20_Text"><text:s text:c="4"/>0 Si no hay ningún error</text:p>
      <text:p text:style-name="Preformatted_20_Text">DESCRIPCION_AYUDA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function main() {</text:p>
      <text:p text:style-name="Preformatted_20_Text"/>
      <text:p text:style-name="Preformatted_20_Text"><text:s text:c="4"/>DEFAULT=2</text:p>
      <text:p text:style-name="P20"><text:s text:c="4"/>SEGUNDOS<text:span text:style-name="T40">=$1</text:span></text:p>
      <text:p text:style-name="P21"/>
      <text:p text:style-name="Preformatted_20_Text"><text:s text:c="4"/># comprobar que SEGUNDOS es un número</text:p>
      <text:p text:style-name="Preformatted_20_Text"><text:s text:c="4"/>if [ "$SEGUNDOS" != "0" -a "`echo $SEGUNDOS | awk '{ print $1 * 1 }'`" != "$SEGUNDOS" ]; then</text:p>
      <text:p text:style-name="Preformatted_20_Text"><text:s text:c="8"/>echo "El parámetro '$1' no es un número. Se cogerá el valor por defecto ($DEFAULT)"</text:p>
      <text:p text:style-name="Preformatted_20_Text"><text:s text:c="8"/>SEGUNDOS=$DEFAULT</text:p>
      <text:p text:style-name="Preformatted_20_Text"><text:s text:c="4"/>fi</text:p>
      <text:p text:style-name="Preformatted_20_Text"/>
      <text:p text:style-name="Preformatted_20_Text"><text:s text:c="4"/># reinicio alerta.log</text:p>
      <text:p text:style-name="Preformatted_20_Text"><text:s text:c="4"/>echo "" &gt; ~/alerta.log</text:p>
      <text:p text:style-name="Preformatted_20_Text"/>
      <text:p text:style-name="Preformatted_20_Text"><text:s text:c="4"/>while [ true ]; do</text:p>
      <text:p text:style-name="Preformatted_20_Text"><text:s text:c="8"/>date +%d/%m/%Y" "%H:%M:%S &gt;&gt; ~/alerta.log</text:p>
      <text:p text:style-name="Preformatted_20_Text"><text:s text:c="8"/>sleep $SEGUNDOS</text:p>
      <text:p text:style-name="Preformatted_20_Text"><text:s text:c="4"/>done</text:p>
      <text:p text:style-name="Preformatted_20_Text">}</text:p>
      <text:p text:style-name="Preformatted_20_Text"/>
      <text:p text:style-name="Preformatted_20_Text">echo $$</text:p>
      <text:p text:style-name="Preformatted_20_Text"/>
      <text:p text:style-name="Preformatted_20_Text">main $1</text:p>
      <text:p text:style-name="P5"/>
      <text:list xml:id="list230034366203910" text:continue-numbering="true" text:style-name="L1">
        <text:list-item>
          <text:p text:style-name="P32"><text:span text:style-name="T16">Realizar las</text:span> interfaces <text:span text:style-name="T16">del demonio '12-alerta' con las opciones básicas: start, stop, restart y status y llamarlo '</text:span><text:span text:style-name="T15">13-s</text:span><text:span text:style-name="T8">ervicio-alerta.</text:span><text:span text:style-name="T9">sh</text:span><text:span text:style-name="T16">'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start|stop|restart|status</text:p>
      <text:p text:style-name="Preformatted_20_Text"/>
      <text:p text:style-name="Preformatted_20_Text">DESCRIPCIÓN</text:p>
      <text:p text:style-name="Preformatted_20_Text"><text:s text:c="4"/>Muestra que arraca, para, relanza y nos muestra el estado de 'alerta'.</text:p>
      <text:p text:style-name="Preformatted_20_Text"/>
      <text:p text:style-name="Preformatted_20_Text">CÓDIGOS DE RETORNO</text:p>
      <text:p text:style-name="Preformatted_20_Text"><text:s text:c="4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DAEMON=<text:span text:style-name="T42">12-</text:span>alerta</text:p>
      <text:p text:style-name="Preformatted_20_Text">PIDFILE=/tmp/$DAEMON.pid</text:p>
      <text:p text:style-name="Preformatted_20_Text"/>
      <text:p text:style-name="Preformatted_20_Text"># función que arranca 'alerta'</text:p>
      <text:p text:style-name="Preformatted_20_Text">function do_start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9"/>echo "El proceso ya se está ejecutando."</text:p>
      <text:p text:style-name="Preformatted_20_Text"><text:s text:c="9"/>exit 0;</text:p>
      <text:p text:style-name="Preformatted_20_Text"><text:s text:c="4"/>fi</text:p>
      <text:p text:style-name="Preformatted_20_Text"><text:s text:c="4"/>./$DAEMON &amp;</text:p>
      <text:p text:style-name="Preformatted_20_Text"><text:s text:c="4"/>echo $! &gt; $PIDFILE</text:p>
      <text:p text:style-name="Preformatted_20_Text"><text:s text:c="4"/>echo "Ejecutandose..."</text:p>
      <text:p text:style-name="Preformatted_20_Text">}</text:p>
      <text:p text:style-name="Preformatted_20_Text"/>
      <text:p text:style-name="Preformatted_20_Text"># función que para 'alerta'</text:p>
      <text:p text:style-name="Preformatted_20_Text">function do_stop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kill -9 `cat $PIDFILE`</text:p>
      <text:p text:style-name="Preformatted_20_Text"><text:s text:c="8"/>rm $PIDFILE</text:p>
      <text:p text:style-name="Preformatted_20_Text"><text:s text:c="4"/>fi</text:p>
      <text:p text:style-name="Preformatted_20_Text"><text:s text:c="4"/>echo "Parado."</text:p>
      <text:p text:style-name="Preformatted_20_Text">}</text:p>
      <text:p text:style-name="Preformatted_20_Text"/>
      <text:p text:style-name="Preformatted_20_Text"># función que para y arrance 'alerta'</text:p>
      <text:p text:style-name="Preformatted_20_Text">function do_restart() {</text:p>
      <text:p text:style-name="Preformatted_20_Text"/>
      <text:p text:style-name="Preformatted_20_Text"><text:s text:c="4"/>do_stop</text:p>
      <text:p text:style-name="Preformatted_20_Text"><text:s text:c="4"/>do_start</text:p>
      <text:p text:style-name="P18">}</text:p>
      <text:p text:style-name="P18"/>
      <text:p text:style-name="P16"># función que muestra el estado de 'alerta'</text:p>
      <text:p text:style-name="Preformatted_20_Text">function do_status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echo "Ejecutandose..."</text:p>
      <text:p text:style-name="Preformatted_20_Text"><text:s text:c="4"/>else</text:p>
      <text:p text:style-name="Preformatted_20_Text"><text:s text:c="8"/>echo "Parado."</text:p>
      <text:p text:style-name="Preformatted_20_Text"><text:s text:c="4"/>fi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ase $1 in</text:p>
      <text:p text:style-name="Preformatted_20_Text"><text:s text:c="4"/>start)</text:p>
      <text:p text:style-name="Preformatted_20_Text"><text:s text:c="6"/>do_start ;;</text:p>
      <text:p text:style-name="Preformatted_20_Text"><text:s text:c="4"/>stop)</text:p>
      <text:p text:style-name="Preformatted_20_Text"><text:s text:c="6"/>do_stop ;;</text:p>
      <text:p text:style-name="Preformatted_20_Text"><text:s text:c="4"/>restart)</text:p>
      <text:p text:style-name="Preformatted_20_Text"><text:s text:c="6"/>do_restart ;;</text:p>
      <text:p text:style-name="Preformatted_20_Text"><text:s text:c="4"/>status)</text:p>
      <text:p text:style-name="Preformatted_20_Text"><text:s text:c="6"/>do_status ;;</text:p>
      <text:p text:style-name="Preformatted_20_Text"><text:s text:c="4"/>*)</text:p>
      <text:p text:style-name="Preformatted_20_Text"><text:s text:c="6"/>echo "Parámetro '$1' incorrecto." ;;</text:p>
      <text:p text:style-name="Preformatted_20_Text">esac</text:p>
      <text:list xml:id="list230033760037396" text:continue-numbering="true" text:style-name="L1">
        <text:list-item>
          <text:p text:style-name="P26">Crear un script llamado '<text:span text:style-name="T15">14-a</text:span><text:span text:style-name="T7">rray.sh</text:span>' que declare un array, lo rellene con datos y luego itere sobre el mismo para mostrar los datos.</text:p>
        </text:list-item>
      </text:list>
      <text:p text:style-name="Preformatted_20_Text">declare -a ARRAY;</text:p>
      <text:p text:style-name="Preformatted_20_Text"/>
      <text:p text:style-name="Preformatted_20_Text">ARRAY=("cero" "uno" [3]="tres")</text:p>
      <text:p text:style-name="Preformatted_20_Text">ARRAY[2]="dos"</text:p>
      <text:p text:style-name="Preformatted_20_Text"/>
      <text:p text:style-name="Preformatted_20_Text">LENGTH=${#ARRAY[*]}</text:p>
      <text:p text:style-name="Preformatted_20_Text"/>
      <text:p text:style-name="Preformatted_20_Text">for (( i=0; i&lt;LENGTH; i++ )); do</text:p>
      <text:p text:style-name="Preformatted_20_Text"><text:s text:c="4"/>echo $i=${ARRAY[i]}</text:p>
      <text:p text:style-name="Preformatted_20_Text">done</text:p>
      <text:list xml:id="list230033038935245" text:continue-numbering="true" text:style-name="L1">
        <text:list-item>
          <text:p text:style-name="P27"><text:span text:style-name="T34">Real</text:span><text:span text:style-name="T24">izar a mano un fichero '</text:span><text:span text:style-name="T23">15-r</text:span><text:span text:style-name="T17">oles</text:span><text:span text:style-name="T19">.csv</text:span><text:span text:style-name="T24">' con los siguientes datos:</text:span></text:p>
        </text:list-item>
      </text:list>
      <text:p text:style-name="Preformatted_20_Text">Pepito:Jefe,Sistemas </text:p>
      <text:p text:style-name="Preformatted_20_Text">Fulanito:Jefe,<text:span text:style-name="T35">Desarrollo</text:span> </text:p>
      <text:p text:style-name="Preformatted_20_Text">Menganito:Operario,Sistemas,<text:span text:style-name="T35">Desarrollo</text:span></text:p>
      <text:p text:style-name="P9"/>
      <text:list xml:id="list230034066328495" text:continue-numbering="true" text:style-name="L1">
        <text:list-item>
          <text:p text:style-name="P28">Realizar <text:span text:style-name="T36">un script</text:span> '<text:span text:style-name="T15">16-r</text:span><text:span text:style-name="T11">oles-</text:span><text:span text:style-name="T12">sin</text:span><text:span text:style-name="T11">-awk</text:span><text:span text:style-name="T7">.sh</text:span>', <text:span text:style-name="T37">que, sin utilizar awk, </text:span>al final obtengamos algo parecido a esto:</text:p>
        </text:list-item>
      </text:list>
      <text:p text:style-name="P11">Desarrollo </text:p>
      <text:p text:style-name="P11"><text:s/>-&gt; Fulanito Menganito </text:p>
      <text:p text:style-name="P11">Operario </text:p>
      <text:p text:style-name="P11"><text:s/>-&gt; Menganito </text:p>
      <text:p text:style-name="P11">Sistemas </text:p>
      <text:p text:style-name="P11"><text:s/>-&gt; Pepito Menganito </text:p>
      <text:p text:style-name="P11">Jefe </text:p>
      <text:p text:style-name="P11"><text:s/>-&gt; Pepito Fulanito</text:p>
      <text:p text:style-name="P10"/>
      <text:p text:style-name="P15">ROLES_FILE=./<text:span text:style-name="T43">15-</text:span>roles.csv</text:p>
      <text:p text:style-name="Preformatted_20_Text"/>
      <text:p text:style-name="Preformatted_20_Text">ROLES=`cut -d : -f 2 $ROLES_FILE | sed 's/,/\n/g' | sort | uniq`</text:p>
      <text:p text:style-name="Preformatted_20_Text"/>
      <text:p text:style-name="Preformatted_20_Text">for ROL in $ROLES; do</text:p>
      <text:p text:style-name="Preformatted_20_Text"/>
      <text:p text:style-name="Preformatted_20_Text"><text:s text:c="4"/>echo $ROL</text:p>
      <text:p text:style-name="Preformatted_20_Text"><text:s text:c="4"/>NAMES=`grep -E $ROL $ROLES_FILE | cut -d : -f 1`</text:p>
      <text:p text:style-name="Preformatted_20_Text"/>
      <text:p text:style-name="Preformatted_20_Text"><text:s text:c="4"/>echo " -&gt; "$NAMES</text:p>
      <text:p text:style-name="Preformatted_20_Text">done</text:p>
      <text:list xml:id="list230033842427876" text:continue-numbering="true" text:style-name="L1">
        <text:list-item>
          <text:p text:style-name="P24"><text:span text:style-name="T25">Realizar un fichero '</text:span><text:span text:style-name="T23">17-r</text:span><text:span text:style-name="T20">oles</text:span><text:span text:style-name="T21">.awk</text:span><text:span text:style-name="T25">' y su correspondiente interfaz '</text:span><text:span text:style-name="T23">17-r</text:span><text:span text:style-name="T20">oles-</text:span><text:span text:style-name="T22">con</text:span><text:span text:style-name="T20">-awk</text:span><text:span text:style-name="T21">.sh</text:span><text:span text:style-name="T25">' para que al final obtengamos </text:span><text:span text:style-name="T26">lo mismo que el ejercicio anterior.</text:span></text:p>
        </text:list-item>
      </text:list>
      <text:p text:style-name="P14"><text:span text:style-name="T42">17-r</text:span>oles.awk:</text:p>
      <text:p text:style-name="P19"># esto se ejecutará solo una vez al principio</text:p>
      <text:p text:style-name="P19">BEGIN {</text:p>
      <text:p text:style-name="P19"><text:tab/>FS = ",|:"</text:p>
      <text:p text:style-name="P19">}</text:p>
      <text:p text:style-name="P19"/>
      <text:p text:style-name="P19"># esto se ejecutará para cada una de las líneas del fichero</text:p>
      <text:p text:style-name="P19">{</text:p>
      <text:p text:style-name="P19"><text:s text:c="4"/>nombre=$1</text:p>
      <text:p text:style-name="P19"/>
      <text:p text:style-name="P19"><text:tab/>for (N=2; N&lt;=NF; N++) {</text:p>
      <text:p text:style-name="P19"/>
      <text:p text:style-name="P19"><text:s text:c="10"/>rol=$N</text:p>
      <text:p text:style-name="P19"/>
      <text:p text:style-name="P19"><text:s text:c="10"/>roles[rol]=""roles[rol]" "nombre</text:p>
      <text:p text:style-name="P19"><text:tab/>}</text:p>
      <text:p text:style-name="P19">}</text:p>
      <text:p text:style-name="P19"/>
      <text:p text:style-name="P19"># esto se ejecutará solo una vez al final</text:p>
      <text:p text:style-name="P19">END {</text:p>
      <text:p text:style-name="P19"><text:s text:c="4"/>for ( rol in roles) {</text:p>
      <text:p text:style-name="P19"><text:s text:c="8"/>print rol</text:p>
      <text:p text:style-name="P19"><text:s text:c="8"/>print " -&gt;" roles[rol]</text:p>
      <text:p text:style-name="P19"><text:s text:c="4"/>}</text:p>
      <text:p text:style-name="P19">}</text:p>
      <text:p text:style-name="P14"><text:span text:style-name="T42">17-r</text:span>oles-con-awk.sh:</text:p>
      <text:p text:style-name="P19">awk -f <text:span text:style-name="T42">17-</text:span>roles.awk <text:span text:style-name="T42">15-</text:span>roles.csv</text:p>
      <text:p text:style-name="P6"><text:span text:style-name="Emphasis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1.3cm" fo:margin-right="0cm" fo:margin-top="0cm" fo:margin-bottom="0cm" loext:contextual-spacing="false" fo:text-indent="0cm" style:auto-text-indent="false" fo:background-color="#eeeeee" fo:padding="0.049cm" fo:border="0.06pt solid #000000" style:shadow="none"/>
      <style:text-properties style:font-name="Courier 10 Pitch" fo:font-family="'Courier 10 Pitch'" style:font-style-name="Normal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</meta:initial-creator>
    <meta:creation-date>2008-10-12T22:31:08</meta:creation-date>
    <dc:date>2018-02-25T23:00:32.408442643</dc:date>
    <meta:editing-cycles>97</meta:editing-cycles>
    <meta:editing-duration>P2DT2H59M5S</meta:editing-duration>
    <meta:document-statistic meta:table-count="0" meta:image-count="0" meta:object-count="0" meta:page-count="10" meta:paragraph-count="383" meta:word-count="1572" meta:character-count="9945" meta:non-whitespace-character-count="8152"/>
    <meta:user-defined meta:name="Información 1"/>
    <meta:user-defined meta:name="Información 2"/>
    <meta:user-defined meta:name="Información 3"/>
    <meta:user-defined meta:name="Información 4"/>
  </office:meta>
</office:document-meta>
</file>